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9cm" style:rel-column-width="5672*"/>
    </style:style>
    <style:style style:name="Table4.B" style:family="table-column">
      <style:table-column-properties style:column-width="10.001cm" style:rel-column-width="4986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38cm" table:align="margins"/>
    </style:style>
    <style:style style:name="Table2.A" style:family="table-column">
      <style:table-column-properties style:column-width="2.043cm" style:rel-column-width="1158*"/>
    </style:style>
    <style:style style:name="Table2.B" style:family="table-column">
      <style:table-column-properties style:column-width="7.158cm" style:rel-column-width="4058*"/>
    </style:style>
    <style:style style:name="Table2.C" style:family="table-column">
      <style:table-column-properties style:column-width="2.399cm" style:rel-column-width="1360*"/>
    </style:style>
    <style:style style:name="Table2.D" style:family="table-column">
      <style:table-column-properties style:column-width="1.707cm" style:rel-column-width="968*"/>
    </style:style>
    <style:style style:name="Table2.E" style:family="table-column">
      <style:table-column-properties style:column-width="0.988cm" style:rel-column-width="560*"/>
    </style:style>
    <style:style style:name="Table2.F" style:family="table-column">
      <style:table-column-properties style:column-width="2.004cm" style:rel-column-width="1136*"/>
    </style:style>
    <style:style style:name="Table2.G" style:family="table-column">
      <style:table-column-properties style:column-width="0.508cm" style:rel-column-width="288*"/>
    </style:style>
    <style:style style:name="Table2.H" style:family="table-column">
      <style:table-column-properties style:column-width="2.088cm" style:rel-column-width="1184*"/>
    </style:style>
    <style:style style:name="Table2.I" style:family="table-column">
      <style:table-column-properties style:column-width="2.485cm" style:rel-column-width="140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style:vertical-align="middle" fo:background-color="#dee6ef" fo:padding="0.097cm" fo:border="0.05pt solid #000000">
        <style:background-image/>
      </style:table-cell-properties>
    </style:style>
    <style:style style:name="Table2.I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34cm" style:rel-column-width="6232*"/>
    </style:style>
    <style:style style:name="表4.B" style:family="table-column">
      <style:table-column-properties style:column-width="2.214cm" style:rel-column-width="6785*"/>
    </style:style>
    <style:style style:name="表4.C" style:family="table-column">
      <style:table-column-properties style:column-width="2.427cm" style:rel-column-width="7441*"/>
    </style:style>
    <style:style style:name="表4.D" style:family="table-column">
      <style:table-column-properties style:column-width="5.293cm" style:rel-column-width="16223*"/>
    </style:style>
    <style:style style:name="表4.E" style:family="table-column">
      <style:table-column-properties style:column-width="1.552cm" style:rel-column-width="4756*"/>
    </style:style>
    <style:style style:name="表4.F" style:family="table-column">
      <style:table-column-properties style:column-width="1.298cm" style:rel-column-width="3978*"/>
    </style:style>
    <style:style style:name="表4.G" style:family="table-column">
      <style:table-column-properties style:column-width="1.483cm" style:rel-column-width="4545*"/>
    </style:style>
    <style:style style:name="表4.H" style:family="table-column">
      <style:table-column-properties style:column-width="1.381cm" style:rel-column-width="4236*"/>
    </style:style>
    <style:style style:name="表4.I" style:family="table-column">
      <style:table-column-properties style:column-width="1.554cm" style:rel-column-width="4761*"/>
    </style:style>
    <style:style style:name="表4.J" style:family="table-column">
      <style:table-column-properties style:column-width="2.147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051cm" style:rel-column-width="13703*"/>
    </style:style>
    <style:style style:name="表5.B" style:family="table-column">
      <style:table-column-properties style:column-width="2.854cm" style:rel-column-width="19063*"/>
    </style:style>
    <style:style style:name="表5.C" style:family="table-column">
      <style:table-column-properties style:column-width="2.053cm" style:rel-column-width="13716*"/>
    </style:style>
    <style:style style:name="表5.D" style:family="table-column">
      <style:table-column-properties style:column-width="2.852cm" style:rel-column-width="19053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3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7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8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19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2c07679"/>
    </style:style>
    <style:style style:name="P22" style:family="paragraph" style:parent-style-name="Table_20_Contents">
      <style:paragraph-properties fo:text-align="end" style:justify-single-word="false"/>
      <style:text-properties officeooo:paragraph-rsid="02dbf5d6"/>
    </style:style>
    <style:style style:name="P23" style:family="paragraph" style:parent-style-name="Table_20_Contents">
      <style:paragraph-properties fo:text-align="end" style:justify-single-word="false"/>
      <style:text-properties officeooo:paragraph-rsid="02e0163c"/>
    </style:style>
    <style:style style:name="P24" style:family="paragraph" style:parent-style-name="Table_20_Contents">
      <style:paragraph-properties fo:text-align="end" style:justify-single-word="false"/>
      <style:text-properties officeooo:paragraph-rsid="02e5e09a"/>
    </style:style>
    <style:style style:name="P25" style:family="paragraph" style:parent-style-name="Table_20_Contents">
      <style:paragraph-properties fo:text-align="end" style:justify-single-word="false"/>
      <style:text-properties officeooo:paragraph-rsid="02e95946"/>
    </style:style>
    <style:style style:name="P26" style:family="paragraph" style:parent-style-name="Table_20_Contents">
      <style:text-properties officeooo:paragraph-rsid="02c07679"/>
    </style:style>
    <style:style style:name="P27" style:family="paragraph" style:parent-style-name="Table_20_Contents">
      <style:text-properties officeooo:paragraph-rsid="02d3aecb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7" style:family="paragraph" style:parent-style-name="Standard">
      <style:text-properties fo:color="#ffffff"/>
    </style:style>
    <style:style style:name="P38" style:family="paragraph" style:parent-style-name="Standard">
      <style:text-properties officeooo:paragraph-rsid="028d1f76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text-properties officeooo:paragraph-rsid="02a4bb1e"/>
    </style:style>
    <style:style style:name="P41" style:family="paragraph" style:parent-style-name="Standard">
      <style:text-properties officeooo:rsid="02a56983" officeooo:paragraph-rsid="02a56983" style:language-asian="ja" style:country-asian="JP"/>
    </style:style>
    <style:style style:name="P42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3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4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5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9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2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3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4" style:family="paragraph" style:parent-style-name="Table_20_Contents">
      <style:paragraph-properties fo:text-align="end" style:justify-single-word="false"/>
      <style:text-properties officeooo:paragraph-rsid="02e95946"/>
    </style:style>
    <style:style style:name="P55" style:family="paragraph" style:parent-style-name="Table_20_Contents">
      <style:paragraph-properties fo:text-align="end" style:justify-single-word="false"/>
      <style:text-properties officeooo:paragraph-rsid="02e43b95"/>
    </style:style>
    <style:style style:name="P56" style:family="paragraph" style:parent-style-name="Table_20_Contents">
      <style:paragraph-properties fo:text-align="end" style:justify-single-word="false"/>
      <style:text-properties officeooo:paragraph-rsid="02f744fc"/>
    </style:style>
    <style:style style:name="P57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游ゴシック2" fo:font-size="7pt" style:font-name-asian="游ゴシック2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游ゴシック2" fo:font-size="7pt" officeooo:paragraph-rsid="02e43b95" style:font-name-asian="游ゴシック2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style:font-name="游ゴシック2" fo:font-size="7pt" officeooo:paragraph-rsid="02f8bd84" style:font-name-asian="游ゴシック2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style:font-name="游ゴシック2" fo:font-size="7pt" officeooo:paragraph-rsid="02e35f43" style:font-name-asian="游ゴシック2" style:font-size-asian="7pt" style:font-size-complex="7pt"/>
    </style:style>
    <style:style style:name="P62" style:family="paragraph" style:parent-style-name="Table_20_Contents">
      <style:paragraph-properties fo:text-align="start" style:justify-single-word="false"/>
      <style:text-properties style:font-name="游ゴシック2" fo:font-size="7pt" officeooo:paragraph-rsid="02c07679" style:font-name-asian="游ゴシック2" style:font-size-asian="7pt" style:font-size-complex="7pt"/>
    </style:style>
    <style:style style:name="P63" style:family="paragraph" style:parent-style-name="Table_20_Contents">
      <style:paragraph-properties fo:text-align="start" style:justify-single-word="false"/>
      <style:text-properties style:font-name="游ゴシック2" fo:font-size="7pt" officeooo:paragraph-rsid="0318d2ae" style:font-name-asian="游ゴシック2" style:font-size-asian="7pt" style:font-size-complex="7pt"/>
    </style:style>
    <style:style style:name="P64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</style:style>
    <style:style style:name="P66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67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68" style:family="paragraph" style:parent-style-name="Table_20_Contents">
      <style:paragraph-properties fo:text-align="start" style:justify-single-word="false"/>
      <style:text-properties officeooo:paragraph-rsid="0318d2ae"/>
    </style:style>
    <style:style style:name="P69" style:family="paragraph" style:parent-style-name="Heading_20_1">
      <style:paragraph-properties fo:text-align="end" style:justify-single-word="false"/>
    </style:style>
    <style:style style:name="P70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3003547" style:font-name-asian="游ゴシック2" style:font-size-asian="10.5pt" style:font-size-complex="10.5pt"/>
    </style:style>
    <style:style style:name="P7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318d2ae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74" style:family="paragraph" style:parent-style-name="Standard">
      <style:text-properties officeooo:rsid="02a56983" officeooo:paragraph-rsid="03003547" style:language-asian="ja" style:country-asian="JP"/>
    </style:style>
    <style:style style:name="P75" style:family="paragraph" style:parent-style-name="Standard">
      <style:text-properties officeooo:paragraph-rsid="03003547"/>
    </style:style>
    <style:style style:name="P76" style:family="paragraph" style:parent-style-name="Standard">
      <style:text-properties style:use-window-font-color="true" officeooo:paragraph-rsid="03003547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7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7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303b8ba" style:font-name-asian="游ゴシック2" style:font-size-asian="9pt" style:language-asian="ja" style:country-asian="JP" style:font-weight-asian="normal" style:font-size-complex="9pt" style:font-weight-complex="normal"/>
    </style:style>
    <style:style style:name="P8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81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8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8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8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85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86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87" style:family="paragraph" style:parent-style-name="Heading_20_9">
      <style:text-properties officeooo:paragraph-rsid="03070008"/>
    </style:style>
    <style:style style:name="P88" style:family="paragraph" style:parent-style-name="Heading_20_9">
      <style:text-properties style:font-name="游ゴシック2" fo:font-size="9pt" fo:font-weight="normal" officeooo:rsid="01c845c9" style:font-name-asian="游ゴシック2" style:font-size-asian="9pt" style:language-asian="ja" style:country-asian="JP" style:font-weight-asian="normal" style:font-size-complex="9pt" style:font-weight-complex="normal"/>
    </style:style>
    <style:style style:name="P89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style:font-name-asian="游ゴシック2" style:font-size-asian="9pt" style:font-style-asian="normal" style:font-weight-asian="normal" style:font-size-complex="9pt" style:text-emphasize="none"/>
    </style:style>
    <style:style style:name="T18" style:family="text">
      <style:text-properties style:font-name="游ゴシック2" style:font-name-asian="游ゴシック2"/>
    </style:style>
    <style:style style:name="T19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3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4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6" style:family="text">
      <style:text-properties style:font-name="游ゴシック2" fo:font-size="10.5pt" style:font-name-asian="游ゴシック2" style:font-size-asian="10.5pt" style:font-size-complex="10.5pt"/>
    </style:style>
    <style:style style:name="T27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1" style:family="text">
      <style:text-properties style:font-name="游ゴシック2" fo:font-size="7pt" style:font-name-asian="游ゴシック2" style:font-size-asian="7pt" style:font-size-complex="7pt"/>
    </style:style>
    <style:style style:name="T32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3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4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5" style:family="text">
      <style:text-properties style:font-name="游ゴシック2" fo:font-size="7pt" officeooo:rsid="02e99161" style:font-name-asian="游ゴシック2" style:font-size-asian="7pt" style:font-size-complex="7pt"/>
    </style:style>
    <style:style style:name="T36" style:family="text">
      <style:text-properties style:font-name="游ゴシック2" fo:font-size="7pt" officeooo:rsid="02ea8712" style:font-name-asian="游ゴシック2" style:font-size-asian="7pt" style:font-size-complex="7pt"/>
    </style:style>
    <style:style style:name="T37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40" style:family="text">
      <style:text-properties style:font-name="游ゴシック2" fo:font-size="7pt" officeooo:rsid="02e95946" style:font-name-asian="游ゴシック2" style:font-size-asian="7pt" style:language-asian="zh" style:country-asian="TW" style:font-size-complex="7pt"/>
    </style:style>
    <style:style style:name="T41" style:family="text">
      <style:text-properties style:font-name="游ゴシック2" fo:font-size="7pt" style:font-name-asian="游ゴシック2" style:font-size-asian="7pt" style:language-asian="ja" style:country-asian="JP" style:font-size-complex="7pt"/>
    </style:style>
    <style:style style:name="T42" style:family="text">
      <style:text-properties style:font-name="游ゴシック2" fo:font-size="7pt" officeooo:rsid="02f8e512" style:font-name-asian="游ゴシック2" style:font-size-asian="7pt" style:language-asian="ja" style:country-asian="JP" style:font-size-complex="7pt"/>
    </style:style>
    <style:style style:name="T43" style:family="text">
      <style:text-properties style:font-name="游ゴシック2" fo:font-size="7pt" officeooo:rsid="02f9f81c" style:font-name-asian="游ゴシック2" style:font-size-asian="7pt" style:language-asian="ja" style:country-asian="JP" style:font-size-complex="7pt"/>
    </style:style>
    <style:style style:name="T44" style:family="text">
      <style:text-properties style:font-name="游ゴシック2" fo:font-size="7pt" officeooo:rsid="02fbd88e" style:font-name-asian="游ゴシック2" style:font-size-asian="7pt" style:language-asian="ja" style:country-asian="JP" style:font-size-complex="7pt"/>
    </style:style>
    <style:style style:name="T45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6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7" style:family="text">
      <style:text-properties style:text-outline="false" style:text-line-through-style="none" style:text-line-through-type="none" fo:text-shadow="none" style:text-emphasize="none"/>
    </style:style>
    <style:style style:name="T48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50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51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52" style:family="text">
      <style:text-properties officeooo:rsid="028d1f76"/>
    </style:style>
    <style:style style:name="T53" style:family="text">
      <style:text-properties officeooo:rsid="02a56983"/>
    </style:style>
    <style:style style:name="T54" style:family="text">
      <style:text-properties officeooo:rsid="028a9e33"/>
    </style:style>
    <style:style style:name="T55" style:family="text">
      <style:text-properties officeooo:rsid="02c60aef"/>
    </style:style>
    <style:style style:name="T56" style:family="text">
      <style:text-properties officeooo:rsid="02c7a322"/>
    </style:style>
    <style:style style:name="T57" style:family="text">
      <style:text-properties officeooo:rsid="02c8200c"/>
    </style:style>
    <style:style style:name="T58" style:family="text">
      <style:text-properties officeooo:rsid="02c9a860"/>
    </style:style>
    <style:style style:name="T59" style:family="text">
      <style:text-properties officeooo:rsid="02e1853d"/>
    </style:style>
    <style:style style:name="T60" style:family="text">
      <style:text-properties officeooo:rsid="02ea8712"/>
    </style:style>
    <style:style style:name="T61" style:family="text">
      <style:text-properties officeooo:rsid="02ebec1a"/>
    </style:style>
    <style:style style:name="T62" style:family="text">
      <style:text-properties officeooo:rsid="02f744fc"/>
    </style:style>
    <style:style style:name="T63" style:family="text">
      <style:text-properties officeooo:rsid="02f8e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70"><text:a xlink:type="simple" xlink:href="py3o://for=%22o%20in%20objects%22" text:style-name="Internet_20_link" text:visited-style-name="Visited_20_Internet_20_Link"><text:span text:style-name="T19">for="o in objects"</text:span></text:a></text:p>
      <text:p text:style-name="P12"><text:a xlink:type="simple" xlink:href="py3o://with=%22i=o.invoice_id%22" text:style-name="Internet_20_link" text:visited-style-name="Visited_20_Internet_20_Link"><text:span text:style-name="T19">with="i=o.invoice_id"</text:span></text:a></text:p>
      <text:p text:style-name="P12"><text:a xlink:type="simple" xlink:href="py3o://with=%22p=i.partner_id%22" text:style-name="Internet_20_link" text:visited-style-name="Visited_20_Internet_20_Link"><text:span text:style-name="T51">with="p=i.partner_id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6">〒<text:user-field-get text:name="py3o.p.zip">PartnerZip</text:user-field-get></text:p>
                  <text:p text:style-name="P53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0"><text:a xlink:type="simple" xlink:href="py3o://if=%22p.street2%22" text:style-name="Internet_20_link" text:visited-style-name="Visited_20_Internet_20_Link"><text:span text:style-name="T49">if="p.street2"</text:span></text:a></text:p>
                  <text:p text:style-name="P51"><text:user-field-get text:name="py3o.p.street2">PartnerStreet2</text:user-field-get></text:p>
                  <text:p text:style-name="P50"><text:a xlink:type="simple" xlink:href="py3o:///if" text:style-name="Internet_20_link" text:visited-style-name="Visited_20_Internet_20_Link"><text:span text:style-name="T50">/if</text:span></text:a></text:p>
                  <text:p text:style-name="P50"><text:span text:style-name="T50"/></text:p>
                  <text:p text:style-name="P44"><text:a xlink:type="simple" xlink:href="py3o://if=%22p.title%22" text:style-name="Internet_20_link" text:visited-style-name="Visited_20_Internet_20_Link"><text:span text:style-name="T29">if="p.title"</text:span></text:a></text:p>
                  <text:p text:style-name="P44"><text:span text:style-name="T26"><text:user-field-get text:name="py3o.p.display_name">PartnerDisplayName</text:user-field-get></text:span><text:span text:style-name="T26"><text:s/></text:span><text:span text:style-name="T27"><text:user-field-get text:name="py3o.p.title.name">PartnerTitle</text:user-field-get></text:span></text:p>
                  <text:p text:style-name="P44"><text:a xlink:type="simple" xlink:href="py3o:///if" text:style-name="Internet_20_link" text:visited-style-name="Visited_20_Internet_20_Link"><text:span text:style-name="T28">/if</text:span></text:a></text:p>
                  <text:p text:style-name="P45"><text:a xlink:type="simple" xlink:href="py3o://if=%22not%20p.title%22" text:style-name="Internet_20_link" text:visited-style-name="Visited_20_Internet_20_Link"><text:span text:style-name="T30">if="not p.title"</text:span></text:a></text:p>
                  <text:p text:style-name="P43"><text:user-field-get text:name="py3o.p.display_name">PartnerDisplayName</text:user-field-get></text:p>
                  <text:p text:style-name="P45"><text:a xlink:type="simple" xlink:href="py3o:///if" text:style-name="Internet_20_link" text:visited-style-name="Visited_20_Internet_20_Link"><text:span text:style-name="T28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1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      </table:table-cell>
              </table:table-row>
            </table:table>
            <text:p text:style-name="P36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86">御取引明細書兼請求書 <text:s/><text:span text:style-name="T5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87" text:outline-level="9"><text:user-field-get text:name="py3o.i.company_id.name">CompanyName</text:user-field-get></text:h>
                  <text:p text:style-name="P82"><text:span text:style-name="T17">〒</text:span><text:span text:style-name="T17"><text:user-field-get text:name="py3o.i.company_id.zip">Zip</text:user-field-get></text:span></text:p>
                  <text:p text:style-name="P85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82"><text:a xlink:type="simple" xlink:href="py3o://if=%22i.company_id.street2%22" text:style-name="Internet_20_link" text:visited-style-name="Visited_20_Internet_20_Link"><text:span text:style-name="T55">if="i.company_id.street2"</text:span></text:a></text:p>
                  <text:p text:style-name="P83"><text:user-field-get text:name="py3o.i.company_id.street2">Street2</text:user-field-get></text:p>
                  <text:p text:style-name="P82"><text:a xlink:type="simple" xlink:href="py3o:///if" text:style-name="Internet_20_link" text:visited-style-name="Visited_20_Internet_20_Link"><text:span text:style-name="T23">/if</text:span></text:a></text:p>
                  <text:p text:style-name="P79">Tel: <text:user-field-get text:name="py3o.i.company_id.phone">Phone</text:user-field-get><text:s text:c="2"/>Fax: <text:user-field-get text:name="py3o.i.company_id.fax">Fax</text:user-field-get></text:p>
                  <text:p text:style-name="P7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column table:style-name="表5.C"/>
              <table:table-column table:style-name="表5.D"/>
              <table:table-row>
                <table:table-cell table:style-name="表5.A1" office:value-type="string">
                  <text:p text:style-name="P76">請求書番号</text:p>
                </table:table-cell>
                <table:table-cell table:style-name="表5.B1" office:value-type="string">
                  <text:p text:style-name="P75"><text:user-field-get text:name="py3o.i.number">InvoiceNumber</text:user-field-get></text:p>
                </table:table-cell>
                <table:table-cell table:style-name="表5.A1" office:value-type="string">
                  <text:p text:style-name="P76">請求日</text:p>
                </table:table-cell>
                <table:table-cell table:style-name="表5.D1" office:value-type="string">
                  <text:p text:style-name="P75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P75"><text:a xlink:type="simple" xlink:href="py3o://function=%22format_date(i.date_invoice,%20format='%25Y-%25m-%25d')%22" text:style-name="Internet_20_link" text:visited-style-name="Visited_20_Internet_20_Link"><text:span text:style-name="T55">function="format_date(i.date_invoice, format='%Y-%m-%d')"</text:span></text:a></text:p>
                  <text:p text:style-name="P75"><text:a xlink:type="simple" xlink:href="py3o:///if" text:style-name="Internet_20_link" text:visited-style-name="Visited_20_Internet_20_Link"><text:span text:style-name="T52">/if</text:span></text:a></text:p>
                </table:table-cell>
              </table:table-row>
              <table:table-row>
                <table:table-cell table:style-name="表5.A2" office:value-type="string">
                  <text:p text:style-name="P76">お支払日</text:p>
                </table:table-cell>
                <table:table-cell table:style-name="表5.B2" office:value-type="string">
                  <text:p text:style-name="P75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P75"><text:a xlink:type="simple" xlink:href="py3o://function=%22format_date(i.date_due,%20format='%25Y-%25m-%25d')%22" text:style-name="Internet_20_link" text:visited-style-name="Visited_20_Internet_20_Link"><text:span text:style-name="T55">function="format_date(i.date_due, format='%Y-%m-%d')"</text:span></text:a></text:p>
                  <text:p text:style-name="P75"><text:a xlink:type="simple" xlink:href="py3o:///if" text:style-name="Internet_20_link" text:visited-style-name="Visited_20_Internet_20_Link"><text:span text:style-name="T52">/if</text:span></text:a></text:p>
                </table:table-cell>
                <table:table-cell table:style-name="表5.A2" office:value-type="string">
                  <text:p text:style-name="P76">担当者</text:p>
                </table:table-cell>
                <table:table-cell table:style-name="表5.D2" office:value-type="string">
                  <text:p text:style-name="P75"><text:user-field-get text:name="py3o.i.user_id.name">Salesman</text:user-field-get></text:p>
                </table:table-cell>
              </table:table-row>
              <table:table-row>
                <table:table-cell table:style-name="表5.A2" office:value-type="string">
                  <text:p text:style-name="P76">お振込先</text:p>
                </table:table-cell>
                <table:table-cell table:style-name="表5.B3" table:number-columns-spanned="3" office:value-type="string">
                  <text:p text:style-name="P75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74"><text:user-field-get text:name="py3o.p.company_bank_id.bank_id.name">BankName</text:user-field-get></text:p>
                  <text:p text:style-name="P74"><text:user-field-get text:name="py3o.p.company_bank_id.acc_number">AccountNumber</text:user-field-get></text:p>
                  <text:p text:style-name="P74"><text:user-field-get text:name="py3o.p.company_bank_id.acc_holder_name">AccountHolderName</text:user-field-get></text:p>
                  <text:p text:style-name="P75"><text:a xlink:type="simple" xlink:href="py3o:///if" text:style-name="Internet_20_link" text:visited-style-name="Visited_20_Internet_20_Link"><text:span text:style-name="T53">/if</text:span></text:a></text:p>
                </table:table-cell>
                <table:covered-table-cell/>
                <table:covered-table-cell/>
              </table:table-row>
            </table:table>
            <text:p text:style-name="P75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13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4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0"><text:span text:style-name="T2">オーダ</text:span>番号</text:p>
          </table:table-cell>
          <table:table-cell table:style-name="Table2.A1" office:value-type="string">
            <text:p text:style-name="P73">商品名</text:p>
          </table:table-cell>
          <table:table-cell table:style-name="Table2.A1" office:value-type="string">
            <text:p text:style-name="P73">納入先</text:p>
          </table:table-cell>
          <table:table-cell table:style-name="Table2.A1" table:number-columns-spanned="2" office:value-type="string">
            <text:p text:style-name="P30">数量</text:p>
          </table:table-cell>
          <table:covered-table-cell/>
          <table:table-cell table:style-name="Table2.A1" table:number-columns-spanned="2" office:value-type="string">
            <text:p text:style-name="P30">単価</text:p>
          </table:table-cell>
          <table:covered-table-cell/>
          <table:table-cell table:style-name="Table2.A1" office:value-type="string">
            <text:p text:style-name="P33">消費税</text:p>
          </table:table-cell>
          <table:table-cell table:style-name="Table2.I1" office:value-type="string">
            <text:p text:style-name="P30"><text:span text:style-name="T3">金額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35">for="l in i.invoice_line_ids.sorted(key=lambda l: l.sale_order_name or '')"</text:span></text:a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7"/>
          </table:table-cell>
          <table:table-cell table:style-name="Table2.F2" office:value-type="string">
            <text:p text:style-name="P17"/>
          </table:table-cell>
          <table:table-cell table:style-name="Table2.G2" office:value-type="string">
            <text:p text:style-name="P17"/>
          </table:table-cell>
          <table:table-cell table:style-name="Table2.H2" office:value-type="string">
            <text:p text:style-name="P17"/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58"><text:user-field-get text:name="py3o.l.sale_order_name">SaleOrderName</text:user-field-get></text:p>
          </table:table-cell>
          <table:table-cell table:style-name="Table2.B3" office:value-type="string">
            <text:p text:style-name="P63"><text:a xlink:type="simple" xlink:href="py3o://function=%22format_multiline(l.name)%22" text:style-name="Internet_20_link" text:visited-style-name="Visited_20_Internet_20_Link">function="format_multiline(l.name)"</text:a></text:p>
          </table:table-cell>
          <table:table-cell table:style-name="Table2.B3" office:value-type="string">
            <text:p text:style-name="P68"><text:span text:style-name="T31"><text:user-field-get text:name="py3o.l.shipping_address_name">ShipAddressName</text:user-field-get></text:span></text:p>
          </table:table-cell>
          <table:table-cell table:style-name="Table2.B3" office:value-type="string">
            <text:p text:style-name="P24"><text:a xlink:type="simple" xlink:href="py3o://function=%22format_currency(l.quantity,%20'JPY',%20format='#,%23%230')%22" text:style-name="Internet_20_link" text:visited-style-name="Visited_20_Internet_20_Link"><text:span text:style-name="T31">function="format_currency(l.quantity, 'JPY', format='#,##0')"</text:span></text:a></text:p>
            <text:p text:style-name="P55"><text:a xlink:type="simple" xlink:href="py3o://if=%22l.secondary_uom_id%22" text:style-name="Internet_20_link" text:visited-style-name="Visited_20_Internet_20_Link"><text:span text:style-name="T62">if="l.secondary_uom_id"</text:span></text:a></text:p>
            <text:p text:style-name="P55"><text:span text:style-name="T42">( </text:span><text:a xlink:type="simple" xlink:href="py3o://function=%22format_currency(l.secondary_uom_qty,%20'JPY',%20format='#,%23%230')%22" text:style-name="Internet_20_link" text:visited-style-name="Visited_20_Internet_20_Link"><text:span text:style-name="T41">function="format_currency(l.secondary_uom_qty, 'JPY', format='#,##0')"</text:span></text:a></text:p>
            <text:p text:style-name="P56"><text:a xlink:type="simple" xlink:href="py3o:///if" text:style-name="Internet_20_link" text:visited-style-name="Visited_20_Internet_20_Link"><text:span text:style-name="T36">/if</text:span></text:a></text:p>
          </table:table-cell>
          <table:table-cell table:style-name="Table2.B3" office:value-type="string">
            <text:p text:style-name="P59"><text:user-field-get text:name="py3o.l.uom_id.name">UOM</text:user-field-get></text:p>
            <text:p text:style-name="P60"><text:a xlink:type="simple" xlink:href="py3o://if=%22l.secondary_uom_id%22" text:style-name="Internet_20_link" text:visited-style-name="Visited_20_Internet_20_Link"><text:span text:style-name="T62">if="l.secondary_uom_id"</text:span></text:a></text:p>
            <text:p text:style-name="P61"><text:user-field-get text:name="py3o.l.secondary_uom_id.name">SecondaryUOM</text:user-field-get><text:s/><text:span text:style-name="T63">)</text:span></text:p>
            <text:p text:style-name="P60"><text:a xlink:type="simple" xlink:href="py3o:///if" text:style-name="Internet_20_link" text:visited-style-name="Visited_20_Internet_20_Link"><text:span text:style-name="T60">/if</text:span></text:a></text:p>
          </table:table-cell>
          <table:table-cell table:style-name="Table2.B3" office:value-type="string">
            <text:p text:style-name="P20"><text:span text:style-name="T37">¥ </text:span><text:a xlink:type="simple" xlink:href="py3o://function=%22format_currency(l.price_unit,%20'JPY',%20format='#,%23%230')%22" text:style-name="Internet_20_link" text:visited-style-name="Visited_20_Internet_20_Link"><text:span text:style-name="T32">function="format_currency(l.price_unit, 'JPY', format='#,##0')"</text:span></text:a></text:p>
            <text:p text:style-name="P25"><text:a xlink:type="simple" xlink:href="py3o://if=%22l.secondary_uom_price%22" text:style-name="Internet_20_link" text:visited-style-name="Visited_20_Internet_20_Link"><text:span text:style-name="T61">if="l.secondary_uom_price"</text:span></text:a></text:p>
            <text:p text:style-name="P25"><text:span text:style-name="T44">( </text:span><text:span text:style-name="T37">¥ </text:span><text:a xlink:type="simple" xlink:href="py3o://function=%22format_currency(l.secondary_uom_price,%20'JPY',%20format='#,%23%230')%22" text:style-name="Internet_20_link" text:visited-style-name="Visited_20_Internet_20_Link"><text:span text:style-name="T40">function="format_currency(l.secondary_uom_price, 'JPY', format='#,##0')"</text:span></text:a></text:p>
            <text:p text:style-name="P25"><text:a xlink:type="simple" xlink:href="py3o:///if" text:style-name="Internet_20_link" text:visited-style-name="Visited_20_Internet_20_Link"><text:span text:style-name="T60">/if</text:span></text:a></text:p>
          </table:table-cell>
          <table:table-cell table:style-name="Table2.B3" office:value-type="string">
            <text:p text:style-name="P65"/>
            <text:p text:style-name="P66"><text:a xlink:type="simple" xlink:href="py3o://if=%22l.secondary_uom_price%22" text:style-name="Internet_20_link" text:visited-style-name="Visited_20_Internet_20_Link"><text:span text:style-name="T61">if="l.secondary_uom_price"</text:span></text:a></text:p>
            <text:p text:style-name="P66"><text:span text:style-name="T43">)</text:span></text:p>
            <text:p text:style-name="P66"><text:a xlink:type="simple" xlink:href="py3o:///if" text:style-name="Internet_20_link" text:visited-style-name="Visited_20_Internet_20_Link"><text:span text:style-name="T60">/if</text:span></text:a></text:p>
          </table:table-cell>
          <table:table-cell table:style-name="Table2.B3" office:value-type="string">
            <text:p text:style-name="P17"><text:user-field-get text:name="py3o.l.tax_desc">TaxDescription</text:user-field-get></text:p>
          </table:table-cell>
          <table:table-cell table:style-name="Table2.I3" office:value-type="string">
            <text:p text:style-name="P20"><text:span text:style-name="T45">¥ </text:span><text:a xlink:type="simple" xlink:href="py3o://function=%22format_currency(l.price_subtotal,%20'JPY',%20format='#,%23%230')%22" text:style-name="Internet_20_link" text:visited-style-name="Visited_20_Internet_20_Link"><text:span text:style-name="T46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1">/for</text:span></text:a>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  <table:table-cell table:style-name="Table2.G4" office:value-type="string">
            <text:p text:style-name="P17"/>
          </table:table-cell>
          <table:table-cell table:style-name="Table2.H4" office:value-type="string">
            <text:p text:style-name="P17"/>
          </table:table-cell>
          <table:table-cell table:style-name="Table2.I4" office:value-type="string">
            <text:p text:style-name="P17"/>
          </table:table-cell>
        </table:table-row>
        <table:table-row>
          <table:table-cell table:style-name="Table2.A5" office:value-type="string">
            <text:p text:style-name="P16"/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15"/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  <table:table-cell table:style-name="Table2.H5" office:value-type="string">
            <text:p text:style-name="P77">小計</text:p>
          </table:table-cell>
          <table:table-cell table:style-name="Table2.I5" office:value-type="string">
            <text:p text:style-name="P39"><text:span text:style-name="T21">¥ </text:span><text:a xlink:type="simple" xlink:href="py3o://function=%22format_currency(i.amount_untaxed,%20'JPY',%20format='#,%23%230')%22" text:style-name="Internet_20_link" text:visited-style-name="Visited_20_Internet_20_Link"><text:span text:style-name="T22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6"/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29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5"/>
          </table:table-cell>
          <table:table-cell table:style-name="Table2.F6" office:value-type="string">
            <text:p text:style-name="P15"/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77">消費税</text:p>
          </table:table-cell>
          <table:table-cell table:style-name="Table2.I5" office:value-type="string">
            <text:p text:style-name="P39"><text:span text:style-name="T21">¥ </text:span><text:a xlink:type="simple" xlink:href="py3o://function=%22format_currency(i.amount_tax,%20'JPY',%20format='#,%23%230')%22" text:style-name="Internet_20_link" text:visited-style-name="Visited_20_Internet_20_Link"><text:span text:style-name="T22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6"/>
          </table:table-cell>
          <table:table-cell table:style-name="Table2.B7" office:value-type="string">
            <text:p text:style-name="P29"/>
          </table:table-cell>
          <table:table-cell table:style-name="Table2.C7" office:value-type="string">
            <text:p text:style-name="P29"/>
          </table:table-cell>
          <table:table-cell table:style-name="Table2.D7" office:value-type="string">
            <text:p text:style-name="P15"/>
          </table:table-cell>
          <table:table-cell table:style-name="Table2.E7" office:value-type="string">
            <text:p text:style-name="P15"/>
          </table:table-cell>
          <table:table-cell table:style-name="Table2.F7" office:value-type="string">
            <text:p text:style-name="P15"/>
          </table:table-cell>
          <table:table-cell table:style-name="Table2.G7" office:value-type="string">
            <text:p text:style-name="P15"/>
          </table:table-cell>
          <table:table-cell table:style-name="Table2.H6" office:value-type="string">
            <text:p text:style-name="P72"><text:span text:style-name="T48">合</text:span><text:span text:style-name="T47">計金額</text:span></text:p>
          </table:table-cell>
          <table:table-cell table:style-name="Table2.I5" office:value-type="string">
            <text:h text:style-name="P69" text:outline-level="1"><text:span text:style-name="T24">¥ </text:span><text:a xlink:type="simple" xlink:href="py3o://function=%22format_currency(i.amount_total,%20'JPY',%20format='#,%23%230')%22" text:style-name="Internet_20_link" text:visited-style-name="Visited_20_Internet_20_Link"><text:span text:style-name="T25">function="format_currency(i.amount_total, 'JPY', format='#,##0')"</text:span></text:a></text:h>
          </table:table-cell>
        </table:table-row>
      </table:table>
      <text:p text:style-name="P9"/>
      <text:p text:style-name="P11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5">納品日</text:p>
          </table:table-cell>
          <table:table-cell table:style-name="表4.A1" office:value-type="string">
            <text:p text:style-name="P32"><text:span text:style-name="T54">オーダ</text:span>番号</text:p>
          </table:table-cell>
          <table:table-cell table:style-name="表4.A1" office:value-type="string">
            <text:p text:style-name="P32">納入先</text:p>
          </table:table-cell>
          <table:table-cell table:style-name="表4.A1" office:value-type="string">
            <text:p text:style-name="P31">商品名</text:p>
          </table:table-cell>
          <table:table-cell table:style-name="表4.A1" office:value-type="string">
            <text:p text:style-name="P31">数量<text:line-break/><text:span text:style-name="T7">(副単位)</text:span></text:p>
          </table:table-cell>
          <table:table-cell table:style-name="表4.A1" office:value-type="string">
            <text:p text:style-name="P34">副単位</text:p>
          </table:table-cell>
          <table:table-cell table:style-name="表4.A1" office:value-type="string">
            <text:p text:style-name="P31">数量</text:p>
          </table:table-cell>
          <table:table-cell table:style-name="表4.A1" office:value-type="string">
            <text:p text:style-name="P34">単位</text:p>
          </table:table-cell>
          <table:table-cell table:style-name="表4.A1" office:value-type="string">
            <text:p text:style-name="P31">単価</text:p>
          </table:table-cell>
          <table:table-cell table:style-name="表4.J1" office:value-type="string">
            <text:p text:style-name="P3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6"><text:a xlink:type="simple" xlink:href="py3o://for=%22rl%20in%20o.line_ids%22" text:style-name="Internet_20_link" text:visited-style-name="Visited_20_Internet_20_Link"><text:span text:style-name="T57">for="rl in o.line_ids"</text:span></text:a></text:p>
          </table:table-cell>
          <table:table-cell table:style-name="表4.B2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2" office:value-type="string">
            <text:p text:style-name="P18"/>
          </table:table-cell>
          <table:table-cell table:style-name="表4.F2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2" office:value-type="string">
            <text:p text:style-name="P18"/>
          </table:table-cell>
          <table:table-cell table:style-name="表4.I2" office:value-type="string">
            <text:p text:style-name="P18"/>
          </table:table-cell>
          <table:table-cell table:style-name="表4.J2" office:value-type="string">
            <text:p text:style-name="P18"/>
          </table:table-cell>
        </table:table-row>
        <table:table-row>
          <table:table-cell table:style-name="表4.A3" office:value-type="string">
            <text:p text:style-name="P27"><text:a xlink:type="simple" xlink:href="py3o://with=%22m=rl.move_id%22" text:style-name="Internet_20_link" text:visited-style-name="Visited_20_Internet_20_Link"><text:span text:style-name="T57">with="m=rl.move_id"</text:span></text:a></text:p>
          </table:table-cell>
          <table:table-cell table:style-name="表4.B3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3" office:value-type="string">
            <text:p text:style-name="P18"/>
          </table:table-cell>
          <table:table-cell table:style-name="表4.F3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3" office:value-type="string">
            <text:p text:style-name="P18"/>
          </table:table-cell>
          <table:table-cell table:style-name="表4.I3" office:value-type="string">
            <text:p text:style-name="P18"/>
          </table:table-cell>
          <table:table-cell table:style-name="表4.J3" office:value-type="string">
            <text:p text:style-name="P18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9">function="format_date(m.picking_id.date_actual, format='%Y-%m-%d')"</text:span></text:a></text:p>
          </table:table-cell>
          <table:table-cell table:style-name="表4.B4" office:value-type="string">
            <text:p text:style-name="P62"><text:user-field-get text:name="py3o.rl.sale_line_id.order_id.name">SaleOrderName</text:user-field-get></text:p>
          </table:table-cell>
          <table:table-cell table:style-name="表4.B4" office:value-type="string">
            <text:p text:style-name="P62"><text:user-field-get text:name="py3o.m.picking_id.partner_id.name">ShipAddressName</text:user-field-get></text:p>
          </table:table-cell>
          <table:table-cell table:style-name="表4.B4" office:value-type="string">
            <text:p text:style-name="P67"><text:a xlink:type="simple" xlink:href="py3o://function=%22format_multiline(m.sale_line_id.name)%22" text:style-name="Internet_20_link" text:visited-style-name="Visited_20_Internet_20_Link"><text:span text:style-name="T56">function="format_multiline(m.sale_line_id.name)"</text:span></text:a></text:p>
          </table:table-cell>
          <table:table-cell table:style-name="表4.B4" office:value-type="string">
            <text:p text:style-name="P23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19"><text:user-field-get text:name="py3o.rl.secondary_uom_id.name">SecondaryUom</text:user-field-get></text:p>
          </table:table-cell>
          <table:table-cell table:style-name="表4.B4" office:value-type="string">
            <text:p text:style-name="P21"><text:a xlink:type="simple" xlink:href="py3o://function=%22format_currency(m.quantity_done,%20'JPY',%20format='#,%23%230')%22" text:style-name="Internet_20_link" text:visited-style-name="Visited_20_Internet_20_Link"><text:span text:style-name="T58">function="format_currency(m.quantity_done, 'JPY', format='#,##0')"</text:span></text:a></text:p>
          </table:table-cell>
          <table:table-cell table:style-name="表4.B4" office:value-type="string">
            <text:p text:style-name="P18"><text:user-field-get text:name="py3o.rl.product_uom.name">ProductUom</text:user-field-get></text:p>
          </table:table-cell>
          <table:table-cell table:style-name="表4.B4" office:value-type="string">
            <text:p text:style-name="P21"><text:span text:style-name="T37">¥ </text:span><text:a xlink:type="simple" xlink:href="py3o://function=%22format_currency(m.sale_line_id.price_unit,%20'JPY',%20format='#,%23%230')%22" text:style-name="Internet_20_link" text:visited-style-name="Visited_20_Internet_20_Link"><text:span text:style-name="T38">function="format_currency(m.sale_line_id.price_unit, 'JPY', format='#,##0')"</text:span></text:a></text:p>
          </table:table-cell>
          <table:table-cell table:style-name="表4.J4" office:value-type="string">
            <text:p text:style-name="P22"><text:span text:style-name="T37">¥ </text:span><text:a xlink:type="simple" xlink:href="py3o://function=%22format_currency(rl.price_subtotal,%20'JPY',%20format='#,%23%230')%22" text:style-name="Internet_20_link" text:visited-style-name="Visited_20_Internet_20_Link"><text:span text:style-name="T39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7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18"/>
          </table:table-cell>
          <table:table-cell table:style-name="表4.C5" office:value-type="string">
            <text:p text:style-name="P18"/>
          </table:table-cell>
          <table:table-cell table:style-name="表4.D5" office:value-type="string">
            <text:p text:style-name="P18"/>
          </table:table-cell>
          <table:table-cell table:style-name="表4.E5" office:value-type="string">
            <text:p text:style-name="P18"/>
          </table:table-cell>
          <table:table-cell table:style-name="表4.F5" office:value-type="string">
            <text:p text:style-name="P18"/>
          </table:table-cell>
          <table:table-cell table:style-name="表4.G5" office:value-type="string">
            <text:p text:style-name="P18"/>
          </table:table-cell>
          <table:table-cell table:style-name="表4.H5" office:value-type="string">
            <text:p text:style-name="P18"/>
          </table:table-cell>
          <table:table-cell table:style-name="表4.I5" office:value-type="string">
            <text:p text:style-name="P18"/>
          </table:table-cell>
          <table:table-cell table:style-name="表4.J5" office:value-type="string">
            <text:p text:style-name="P18"/>
          </table:table-cell>
        </table:table-row>
        <table:table-row>
          <table:table-cell table:style-name="表4.A6" office:value-type="string">
            <text:p text:style-name="P26"><text:a xlink:type="simple" xlink:href="py3o:///for" text:style-name="Internet_20_link" text:visited-style-name="Visited_20_Internet_20_Link"><text:span text:style-name="T31">/for</text:span></text:a></text:p>
          </table:table-cell>
          <table:table-cell table:style-name="表4.B6" office:value-type="string">
            <text:p text:style-name="P18"/>
          </table:table-cell>
          <table:table-cell table:style-name="表4.C6" office:value-type="string">
            <text:p text:style-name="P18"/>
          </table:table-cell>
          <table:table-cell table:style-name="表4.D6" office:value-type="string">
            <text:p text:style-name="P18"/>
          </table:table-cell>
          <table:table-cell table:style-name="表4.E6" office:value-type="string">
            <text:p text:style-name="P18"/>
          </table:table-cell>
          <table:table-cell table:style-name="表4.F6" office:value-type="string">
            <text:p text:style-name="P18"/>
          </table:table-cell>
          <table:table-cell table:style-name="表4.G6" office:value-type="string">
            <text:p text:style-name="P18"/>
          </table:table-cell>
          <table:table-cell table:style-name="表4.H6" office:value-type="string">
            <text:p text:style-name="P18"/>
          </table:table-cell>
          <table:table-cell table:style-name="表4.I6" office:value-type="string">
            <text:p text:style-name="P18"/>
          </table:table-cell>
          <table:table-cell table:style-name="表4.J6" office:value-type="string">
            <text:p text:style-name="P18"/>
          </table:table-cell>
        </table:table-row>
      </table:table>
      <text:p text:style-name="P10"/>
      <text:p text:style-name="P3"><text:a xlink:type="simple" xlink:href="py3o:///with" text:style-name="Internet_20_link" text:visited-style-name="Visited_20_Internet_20_Link"><text:span text:style-name="T20">/with</text:span></text:a></text:p>
      <text:p text:style-name="P2"><text:a xlink:type="simple" xlink:href="py3o:///with" text:style-name="Internet_20_link" text:visited-style-name="Visited_20_Internet_20_Link"><text:span text:style-name="T20">/with</text:span></text:a></text:p>
      <text:p text:style-name="P1"><text:a xlink:type="simple" xlink:href="py3o:///for" text:style-name="Internet_20_link" text:visited-style-name="Visited_20_Internet_20_Link"><text:span text:style-name="T19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3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9-22T23:23:21.371000000</dc:date>
    <meta:editing-duration>P7DT9H32M49S</meta:editing-duration>
    <meta:editing-cycles>684</meta:editing-cycles>
    <meta:generator>LibreOffice/6.1.5.2$Windows_X86_64 LibreOffice_project/90f8dcf33c87b3705e78202e3df5142b201bd805</meta:generator>
    <meta:document-statistic meta:table-count="8" meta:image-count="0" meta:object-count="0" meta:page-count="1" meta:paragraph-count="108" meta:word-count="292" meta:character-count="2121" meta:non-whitespace-character-count="2056"/>
  </office:meta>
</office:document-meta>
</file>